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true" fo:max-height="0cm" fo:min-height="0.57cm" fo:min-width="0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custom-shape draw:style-name="gr1" draw:text-style-name="P1" xml:id="id2" draw:id="id2" draw:layer="layout" svg:width="5cm" svg:height="3.4cm" svg:x="3.6cm" svg:y="4.4cm">
          <text:p/>
          <draw:enhanced-geometry svg:viewBox="0 0 21600 21600" draw:type="rectangle" draw:enhanced-path="M 0 0 L 21600 0 21600 21600 0 21600 0 0 Z N"/>
        </draw:custom-shape>
        <draw:frame draw:style-name="gr2" xml:id="id1" draw:id="id1" draw:layer="layout" svg:width="1.222cm" svg:height="0.979cm" svg:x="0.978cm" svg:y="5.611cm">
          <draw:text-box>
            <text:p>a1</text:p>
          </draw:text-box>
        </draw:frame>
        <draw:frame draw:style-name="gr3" xml:id="id6" draw:id="id6" draw:layer="layout" svg:width="2.821cm" svg:height="0.979cm" svg:x="4.69cm" svg:y="5.611cm">
          <draw:text-box>
            <text:list text:style-name="L1">
              <text:list-item>
                <text:p>a1.ref</text:p>
              </text:list-item>
            </text:list>
          </draw:text-box>
        </draw:frame>
        <draw:frame draw:style-name="gr2" draw:layer="layout" svg:width="2.136cm" svg:height="0.979cm" svg:x="6.464cm" svg:y="3.5cm">
          <draw:text-box>
            <text:p>객체1</text:p>
          </draw:text-box>
        </draw:frame>
        <draw:custom-shape draw:style-name="gr1" draw:text-style-name="P1" xml:id="id4" draw:id="id4" draw:layer="layout" svg:width="5cm" svg:height="3.4cm" svg:x="3.6cm" svg:y="12.001cm">
          <text:p/>
          <draw:enhanced-geometry svg:viewBox="0 0 21600 21600" draw:type="rectangle" draw:enhanced-path="M 0 0 L 21600 0 21600 21600 0 21600 0 0 Z N"/>
        </draw:custom-shape>
        <draw:frame draw:style-name="gr2" xml:id="id3" draw:id="id3" draw:layer="layout" svg:width="1.222cm" svg:height="0.979cm" svg:x="0.979cm" svg:y="13.212cm">
          <draw:text-box>
            <text:p>a2</text:p>
          </draw:text-box>
        </draw:frame>
        <draw:frame draw:style-name="gr3" xml:id="id5" draw:id="id5" draw:layer="layout" svg:width="2.821cm" svg:height="0.979cm" svg:x="4.69cm" svg:y="13.212cm">
          <draw:text-box>
            <text:list text:style-name="L1">
              <text:list-item>
                <text:p>a2.ref</text:p>
              </text:list-item>
            </text:list>
          </draw:text-box>
        </draw:frame>
        <draw:frame draw:style-name="gr2" draw:layer="layout" svg:width="2.136cm" svg:height="0.979cm" svg:x="6.465cm" svg:y="11.101cm">
          <draw:text-box>
            <text:p>객체2</text:p>
          </draw:text-box>
        </draw:frame>
        <draw:connector draw:style-name="gr4" draw:text-style-name="P1" draw:layer="layout" svg:x1="2.2cm" svg:y1="6.1cm" svg:x2="3.6cm" svg:y2="6.1cm" draw:start-shape="id1" draw:start-glue-point="1" draw:end-shape="id2" draw:end-glue-point="3" svg:d="M2200 6100h1400">
          <text:p/>
        </draw:connector>
        <draw:connector draw:style-name="gr4" draw:text-style-name="P1" draw:layer="layout" svg:x1="2.201cm" svg:y1="13.701cm" svg:x2="3.6cm" svg:y2="13.701cm" draw:start-shape="id3" draw:start-glue-point="1" draw:end-shape="id4" draw:end-glue-point="3" svg:d="M2201 13701h1399">
          <text:p/>
        </draw:connector>
        <draw:connector draw:style-name="gr4" draw:text-style-name="P1" draw:layer="layout" draw:line-skew="0.299cm -1.299cm" svg:x1="7.511cm" svg:y1="13.701cm" svg:x2="6.1cm" svg:y2="4.4cm" draw:start-shape="id5" draw:start-glue-point="1" draw:end-shape="id2" draw:end-glue-point="0" svg:d="M7511 13701h1889v-11101h-3300v1800">
          <text:p/>
        </draw:connector>
        <draw:connector draw:style-name="gr4" draw:text-style-name="P1" draw:layer="layout" svg:x1="6.1cm" svg:y1="6.59cm" svg:x2="6.1cm" svg:y2="12.001cm" draw:start-shape="id6" draw:start-glue-point="2" draw:end-shape="id4" draw:end-glue-point="0" svg:d="M6100 6590v541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eki Yoon</meta:initial-creator>
    <meta:creation-date>2017-10-30T14:07:39.30</meta:creation-date>
    <meta:editing-duration>PT1H43M3S</meta:editing-duration>
    <meta:editing-cycles>4</meta:editing-cycles>
    <dc:date>2017-10-30T15:50:33.59</dc:date>
    <dc:creator>Daeki Yoon</dc:creator>
    <meta:generator>OpenOffice/4.1.4$Win32 OpenOffice.org_project/414m5$Build-9788</meta:generator>
    <meta:document-statistic meta:object-count="35"/>
  </office:meta>
</office:document-meta>
</file>